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fo:font-size="10pt" style:font-size-asian="10pt" style:font-name-complex="Times New Roman1" style:font-size-complex="10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DejaVu Sans Condensed" fo:font-size="10pt" style:font-size-asian="10pt" style:font-size-complex="10pt"/>
    </style:style>
    <style:style style:name="P5" style:family="paragraph" style:parent-style-name="List_20_Paragraph">
      <style:paragraph-properties fo:margin-top="0cm" fo:margin-bottom="0cm" style:contextual-spacing="false" fo:line-height="100%" fo:text-align="start" style:justify-single-word="false"/>
      <style:text-properties style:font-name="DejaVu Sans Condensed" fo:font-size="10pt" style:font-size-asian="10pt" style:font-name-complex="Times New Roman1" style:font-size-complex="10pt"/>
    </style:style>
    <style:style style:name="P6" style:family="paragraph" style:parent-style-name="List_20_Paragraph" style:list-style-name="L1">
      <style:paragraph-properties fo:margin-top="0cm" fo:margin-bottom="0cm" style:contextual-spacing="false" fo:line-height="100%" fo:text-align="start" style:justify-single-word="false"/>
      <style:text-properties style:font-name="DejaVu Sans Condensed" fo:font-size="10pt" style:font-size-asian="10pt" style:font-name-complex="Times New Roman1" style:font-size-complex="10pt"/>
    </style:style>
    <style:style style:name="P7" style:family="paragraph" style:parent-style-name="List_20_Paragraph" style:list-style-name="L1">
      <style:paragraph-properties fo:margin-top="0cm" fo:margin-bottom="0cm" style:contextual-spacing="false" fo:line-height="100%" fo:text-align="start" style:justify-single-word="false"/>
      <style:text-properties style:font-name="DejaVu Sans Condensed" fo:font-size="10pt" style:font-size-asian="10pt" style:font-size-complex="10pt"/>
    </style:style>
    <style:style style:name="T1" style:family="text">
      <style:text-properties style:font-name-complex="Times New Roman1"/>
    </style:style>
    <style:style style:name="T2" style:family="text">
      <style:text-properties fo:font-style="italic" style:font-style-asian="italic" style:font-name-complex="Times New Roman1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de Brasília</text:p>
      <text:p text:style-name="P1">Fundamentos de Educação Ambiental</text:p>
      <text:p text:style-name="P1">Prof. Benjamin de Lacerda Júnior</text:p>
      <text:p text:style-name="P1">Turma C</text:p>
      <text:p text:style-name="P1">Aluno: Danilo Alves Xavier</text:p>
      <text:p text:style-name="P1">Atividade 02: DILL, M. A. Sociedade e natureza: o despertar ecológico. In: DILL, M. A. Educação ambiental crítica: a formação da consciência ecológica.</text:p>
      <text:p text:style-name="P1"/>
      <text:list xml:id="list5522741270892269407" text:style-name="L1">
        <text:list-item>
          <text:p text:style-name="P3">O que você compreendeu sobre Ambientalismo e socioambientalismo segundo Dill (2008)?</text:p>
          <text:p text:style-name="P3"/>
          <text:p text:style-name="P2"><text:span text:style-name="T1">Ambientalismo é o m</text:span>ovimento dos seres com suas naturezas e meio-ambientes em suas redes de ligações e o homem como parte dessa rede, em um modo de participação orgânica com sua natureza e seu meio. E o socioambietalismo é uma característica particular da cultura humana no que diz respeito ao estudo dessas interligações e de sua participação na cadeia de relações globais, em uma perspectiva evolucionária.</text:p>
          <text:p text:style-name="P2"/>
          <text:p text:style-name="P2"/>
        </text:list-item>
        <text:list-item>
          <text:p text:style-name="P6">Explique as fundamentações de Castells (1999) ao afirmar que:</text:p>
          <text:list>
            <text:list-header>
              <text:p text:style-name="P6"/>
            </text:list-header>
            <text:list-item>
              <text:p text:style-name="P6">Uma das principais linhas de discurso presentes no movimento ambientalista é a “relação estreita e ao mesmo tempo ambígua com a ciência e a tecnologia”.</text:p>
              <text:p text:style-name="P6"/>
              <text:p text:style-name="P6">O ambientalismo utiliza-se da ciência como ferramenta para estudo do processos de construção e transformação do ambiente e a desacredita quando utilizada de forma degradante.</text:p>
              <text:p text:style-name="P6"/>
              <text:p text:style-name="P6"/>
            </text:list-item>
            <text:list-item>
              <text:p text:style-name="P6">“O ambientalismo é um movimento com base na ciência”.</text:p>
              <text:p text:style-name="P6"/>
              <text:p text:style-name="P6">Sim</text:p>
              <text:p text:style-name="P6"/>
              <text:p text:style-name="P6"/>
            </text:list-item>
            <text:list-item>
              <text:p text:style-name="P6">“Os conflitos sobre a transformação estrutural são sinônimos da luta pela redefinição histórica das duas expressões fundamentais e materiais da sociedade: tempo e o espaço”.</text:p>
              <text:p text:style-name="P6"/>
              <text:p text:style-name="P6">Como células de um organismo, com suas interações e comunicações e suas ações locais e internas em uma constante busca pelo equilíbrio é a perspectiva para a atuação social.</text:p>
              <text:p text:style-name="P6"/>
            </text:list-item>
          </text:list>
          <text:p text:style-name="P6"/>
        </text:list-item>
        <text:list-item>
          <text:p text:style-name="P6">Porque existem diversos confrontos entre as ideias preservacionistas e as conservacionista na questão ambientalista?</text:p>
          <text:p text:style-name="P6"/>
          <text:p text:style-name="P6">Ambos grupos atuam em defesa do meio-ambiente mas seus princípios são divergentes.</text:p>
          <text:p text:style-name="P6"/>
          <text:p text:style-name="P6"/>
        </text:list-item>
        <text:list-item>
          <text:p text:style-name="P7"><text:span text:style-name="T1">Faça um comentário quando a autora afirma que “O ambientalismo foi igualmente fonte de inspiração para algumas das contraculturas originadas dos movimentos dos anos 60 e 70 especialmente o '</text:span><text:span text:style-name="T2">Earth First'</text:span><text:span text:style-name="T1"> e o 'ecofeminismo', que em comum compartilham as ideias da “ecologia profunda”.</text:span></text:p>
          <text:p text:style-name="P6"/>
          <text:p text:style-name="P6">Os movimentos de contracultura não lutam especificamente pelas causas ambientais pois eles são parte integrante de seu meio. Atuam como contracultura às formas dominadoras de organização social.</text:p>
          <text:p text:style-name="P6"/>
        </text:list-item>
        <text:list-item>
          <text:p text:style-name="P6">Porque a “Política Verde” segunda a autora não caracteriza um movimento ambientalista?</text:p>
          <text:p text:style-name="P6"/>
          <text:p text:style-name="P6">Não caracteriza um movimento em si mas sim uma proposta de atuação no campo político com uma outra concepção de poder.</text:p>
        </text:list-item>
      </text:list>
      <text:p text:style-name="P5"/>
      <text:list xml:id="list132834527163736" text:continue-numbering="true" text:style-name="L1">
        <text:list-item>
          <text:p text:style-name="P6">Faça um comentário sobre a citação de Loureiro (2006, p.64) referendada pela autora para fazer algumas considerações finais sobre o movimento ambientalista.</text:p>
        </text:list-item>
      </text:list>
      <text:p text:style-name="P5"/>
      <text:p text:style-name="P5">A intensidade da relação de um grupo humano com a coletividade da vida orgânica da Mãe Terra determina se o modelo de organização da sociedade é participativo ou de dominação. O desequilíbrio da força de conexão do ser-humano desencadeia uma força de compens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14cm" fo:margin-bottom="1.25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4-24T12:46:41</meta:creation-date>
    <dc:date>2014-05-22T13:28:34.456000000</dc:date>
    <meta:editing-duration>PT17H21M7S</meta:editing-duration>
    <meta:editing-cycles>50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23" meta:word-count="444" meta:character-count="2868" meta:non-whitespace-character-count="2456"/>
  </office:meta>
</office:document-meta>
</file>